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29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966cm" fo:min-width="2.871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966cm" fo:min-width="3.38cm"/>
    </style:style>
    <style:style style:name="gr6" style:family="graphic" style:parent-style-name="standard">
      <style:graphic-properties draw:stroke="dash" draw:stroke-dash="Fine_20_Dashed" svg:stroke-color="#000000" draw:fill-color="#ffffff" draw:opacity="0%" draw:textarea-horizontal-align="justify" draw:textarea-vertical-align="middle" draw:auto-grow-height="false" fo:min-height="4.068cm" fo:min-width="14.23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558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text-properties fo:font-size="17pt" style:font-size-asian="17pt" style:font-size-complex="17pt"/>
    </style:style>
    <style:style style:name="P2" style:family="paragraph">
      <loext:graphic-properties draw:fill="none" draw:fill-color="#ffffff"/>
      <style:text-properties fo:font-size="15pt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3pt" style:font-size-asian="13pt" style:font-size-complex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color="#009933" fo:font-size="13pt" style:font-size-asian="13pt" style:font-size-complex="13pt"/>
    </style:style>
    <style:style style:name="P7" style:family="paragraph">
      <loext:graphic-properties draw:fill-color="#ffffff"/>
      <style:paragraph-properties fo:text-align="center"/>
      <style:text-properties fo:color="#0000ff" fo:font-size="13pt" style:font-size-asian="13pt" style:font-size-complex="13pt"/>
    </style:style>
    <style:style style:name="P8" style:family="paragraph">
      <loext:graphic-properties draw:fill-color="#ffffff"/>
      <style:paragraph-properties fo:text-align="center"/>
      <style:text-properties fo:color="#ff3333" fo:font-size="13pt" style:font-size-asian="13pt" style:font-size-complex="13pt"/>
    </style:style>
    <style:style style:name="P9" style:family="paragraph">
      <loext:graphic-properties draw:fill-color="#ffffff" draw:opacity="0%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ff3333" style:font-name="Ubuntu" fo:font-weight="bold" style:font-weight-asian="bold" style:font-weight-complex="bold"/>
    </style:style>
    <style:style style:name="P11" style:family="paragraph">
      <loext:graphic-properties draw:fill-color="#ffffff"/>
    </style:style>
    <style:style style:name="T1" style:family="text">
      <style:text-properties fo:color="#009933" fo:font-size="17pt" style:font-size-asian="17pt" style:font-size-complex="17pt"/>
    </style:style>
    <style:style style:name="T2" style:family="text">
      <style:text-properties fo:color="#0000ff" fo:font-size="17pt" style:font-size-asian="17pt" style:font-size-complex="17pt"/>
    </style:style>
    <style:style style:name="T3" style:family="text">
      <style:text-properties fo:color="#ff3333" fo:font-size="17pt" style:font-size-asian="17pt" style:font-size-complex="17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color="#009933" fo:font-size="13pt" style:font-size-asian="13pt" style:font-size-complex="13pt"/>
    </style:style>
    <style:style style:name="T7" style:family="text">
      <style:text-properties fo:color="#0000ff" fo:font-size="13pt" style:font-size-asian="13pt" style:font-size-complex="13pt"/>
    </style:style>
    <style:style style:name="T8" style:family="text">
      <style:text-properties fo:color="#ff3333" fo:font-size="13pt" style:font-size-asian="13pt" style:font-size-complex="13pt"/>
    </style:style>
    <style:style style:name="T9" style:family="text">
      <style:text-properties fo:color="#ff3333" style:font-name="Ubuntu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3.528cm" svg:height="5.543cm" svg:x="1.016cm" svg:y="1.016cm">
          <draw:text-box>
            <text:p><text:span text:style-name="T1">00:03.0 PCI bridge: Intel Corporation 7500/5520/5500/X58 I/O Hub PCI Express Root Port 0 (rev 02)</text:span></text:p>
            <text:p><text:span text:style-name="T2">01:00.0 PCI bridge: Texas Instruments XIO3130 PCI Express Switch (Upstream) (rev 02)</text:span></text:p>
            <text:p><text:span text:style-name="T2">02:00.0 PCI bridge: Texas Instruments XIO3130 PCI Express Switch (Downstream) (rev 01)</text:span></text:p>
            <text:p><text:span text:style-name="T2">02:01.0 PCI bridge: Texas Instruments XIO3130 PCI Express Switch (Downstream) (rev 01)</text:span></text:p>
            <text:p><text:span text:style-name="T3">03:00.0 Ethernet controller: Intel Corporation 82574L Gigabit Network Connection</text:span></text:p>
            <text:p><text:span text:style-name="T3">04:00.0 Ethernet controller: Intel Corporation 82574L Gigabit Network Connection</text:span></text:p>
          </draw:text-box>
        </draw:frame>
        <draw:frame draw:style-name="gr2" draw:text-style-name="P2" draw:layer="layout" svg:width="15.386cm" svg:height="5.842cm" svg:x="0.87cm" svg:y="7.728cm">
          <draw:text-box>
            <text:p><text:span text:style-name="T4"># lspci -t</text:span></text:p>
            <text:p><text:span text:style-name="T4">-[0000:00]-+-00.0</text:span></text:p>
            <text:p><text:span text:style-name="T4"><text:s text:c="17"/></text:span><text:span text:style-name="T4">+-01.0</text:span></text:p>
            <text:p><text:span text:style-name="T4"><text:s text:c="17"/></text:span><text:span text:style-name="T4">+-02.0</text:span></text:p>
            <text:p><text:span text:style-name="T4"><text:s text:c="17"/></text:span><text:span text:style-name="T4">+-03.0-[01-04]----00.0-[02-04]--+-00.0-[03]----00.0</text:span></text:p>
            <text:p><text:span text:style-name="T4"><text:s text:c="17"/></text:span><text:span text:style-name="T4">| <text:s text:c="48"/>\-01.0-[04]----00.0</text:span></text:p>
            <text:p><text:span text:style-name="T4"><text:s text:c="16"/></text:span><text:span text:style-name="T4">+-1f.0</text:span></text:p>
            <text:p><text:span text:style-name="T4"><text:s text:c="16"/></text:span><text:span text:style-name="T4">+-1f.2</text:span></text:p>
            <text:p><text:span text:style-name="T4"><text:s text:c="17"/></text:span><text:span text:style-name="T4">\-1f.3</text:span></text:p>
          </draw:text-box>
        </draw:frame>
        <draw:custom-shape draw:style-name="gr3" draw:text-style-name="P4" draw:layer="layout" svg:width="3.371cm" svg:height="1.216cm" svg:x="22.467cm" svg:y="6.096cm">
          <text:p text:style-name="P3"><text:span text:style-name="T5">Root</text:span></text:p>
          <text:p text:style-name="P3"><text:span text:style-name="T5">Complex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6.51cm" svg:y1="8.19cm" svg:x2="33.782cm" svg:y2="8.19cm">
          <text:p/>
        </draw:line>
        <draw:line draw:style-name="gr4" draw:text-style-name="P5" draw:layer="layout" svg:x1="23.876cm" svg:y1="7.312cm" svg:x2="23.876cm" svg:y2="8.128cm">
          <text:p/>
        </draw:line>
        <draw:custom-shape draw:style-name="gr3" draw:text-style-name="P6" draw:layer="layout" svg:width="3.371cm" svg:height="1.216cm" svg:x="22.467cm" svg:y="8.896cm">
          <text:p text:style-name="P3"><text:span text:style-name="T6">Root Port</text:span></text:p>
          <text:p text:style-name="P3"><text:span text:style-name="T6">00:03.0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.371cm" svg:height="1.216cm" svg:x="22.467cm" svg:y="10.996cm">
          <text:p text:style-name="P3"><text:span text:style-name="T7">Upstream Port</text:span></text:p>
          <text:p text:style-name="P3"><text:span text:style-name="T7">01:00.0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88cm" svg:height="1.216cm" svg:x="19.758cm" svg:y="12.996cm">
          <text:p text:style-name="P3"><text:span text:style-name="T7">Downstream Port</text:span></text:p>
          <text:p text:style-name="P3"><text:span text:style-name="T7">02:00.0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88cm" svg:height="1.216cm" svg:x="24.558cm" svg:y="12.996cm">
          <text:p text:style-name="P3"><text:span text:style-name="T7">Downstream Port</text:span></text:p>
          <text:p text:style-name="P3"><text:span text:style-name="T7">02:01.0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3.876cm" svg:y1="10.112cm" svg:x2="23.876cm" svg:y2="10.996cm">
          <text:p/>
        </draw:line>
        <draw:line draw:style-name="gr4" draw:text-style-name="P5" draw:layer="layout" svg:x1="23.114cm" svg:y1="12.212cm" svg:x2="23.114cm" svg:y2="12.996cm">
          <text:p/>
        </draw:line>
        <draw:line draw:style-name="gr4" draw:text-style-name="P5" draw:layer="layout" svg:x1="25.314cm" svg:y1="12.212cm" svg:x2="25.314cm" svg:y2="12.996cm">
          <text:p/>
        </draw:line>
        <draw:custom-shape draw:style-name="gr3" draw:text-style-name="P8" draw:layer="layout" svg:width="3.371cm" svg:height="1.216cm" svg:x="19.867cm" svg:y="15.396cm">
          <text:p text:style-name="P3"><text:span text:style-name="T8">Ethernet</text:span></text:p>
          <text:p text:style-name="P3"><text:span text:style-name="T8">03:00.0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371cm" svg:height="1.216cm" svg:x="25.267cm" svg:y="15.396cm">
          <text:p text:style-name="P3"><text:span text:style-name="T8">Ethernet</text:span></text:p>
          <text:p text:style-name="P3"><text:span text:style-name="T8">04:00.0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1.336cm" svg:y1="14.212cm" svg:x2="21.336cm" svg:y2="15.396cm">
          <text:p/>
        </draw:line>
        <draw:line draw:style-name="gr4" draw:text-style-name="P5" draw:layer="layout" svg:x1="26.736cm" svg:y1="14.212cm" svg:x2="26.736cm" svg:y2="15.396cm">
          <text:p/>
        </draw:line>
        <draw:custom-shape draw:style-name="gr6" draw:text-style-name="P9" draw:layer="layout" svg:width="14.732cm" svg:height="4.318cm" svg:x="16.764cm" svg:y="10.414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4.384cm" svg:y1="8.19cm" svg:x2="24.384cm" svg:y2="8.896cm">
          <text:p/>
        </draw:line>
        <draw:frame draw:style-name="gr7" draw:text-style-name="P10" draw:layer="layout" svg:width="4.058cm" svg:height="1.675cm" svg:x="17.526cm" svg:y="10.922cm">
          <draw:text-box>
            <text:p text:style-name="P3"><text:span text:style-name="T9">PCI Express</text:span></text:p>
            <text:p text:style-name="P3"><text:span text:style-name="T9">Switch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9-07-02T15:43:47.745333834</dc:date>
    <meta:editing-duration>PT3H2M23S</meta:editing-duration>
    <meta:editing-cycles>232</meta:editing-cycles>
    <meta:generator>LibreOffice/5.1.6.2$Linux_X86_64 LibreOffice_project/10m0$Build-2</meta:generator>
    <meta:document-statistic meta:object-count="42"/>
  </office:meta>
</office:document-meta>
</file>